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3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Moses Hoog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Israelites. <text:s/>Had the youth who met with so sudden/ and untimely a death been known and universally ad-/-mired for excellencies peculiar in their character, I still/ would forbear rehearsing his praise. <text:s/>For, innumerable/ are the allurements which lead our steps away from the/ path of duty; countless the occasions on which we/ forget the teachings received in our tender years, <text:span text:style-name="T2">to</text:span><text:span text:style-name="T3"> and follow/ a system subversive of the lessons which we once/ considered perfect and conducive to happiness./ <text:s/>Here, evil surroundings, there, pernicious readings./ <text:s/>In some instances, the rising of artificial wants stirs/ us to set up a standard of rebellion against religion,/ in others, lurking passions aid the hidden cause which/ breeds defection and dishonesty. <text:s/>And if such is/ our human condition </text:span><text:span text:style-name="T2">of life</text:span><text:span text:style-name="T3"> during every stage of life, how/ much more exposed to those perils it must needs be/ at an age when </text:span><text:span text:style-name="T2">the</text:span><text:span text:style-name="T3"> buoyancy of spirits prevails,/ and the will has not been brought under control?/ <text:s/>Wisely have therefore the Sages of Israel written, that/ we should not trust ourselves until the day of our death./</text:span></text:p>
      <text:p text:style-name="P3"><text:span text:style-name="T3"/></text:p>
      <text:p text:style-name="P3"><text:span text:style-name="T3">[Page 2]</text:span></text:p>
      <text:p text:style-name="P3"><text:span text:style-name="T3">When man has reached the full term of his earthly existence/ and has unswervedly continued upright, then may/ the servant of God proclaim aloud that the deceased </text:span><text:span text:style-name="T2">aloud</text:span><text:span text:style-name="T3"> was/ righteous, then he may tell that the departed had/ lived to a purpose, that he had benefitted[sic!] society/ by his example. <text:s/>Moses Hoog, whose death/ we deplore, had not attained the age of maturity./ <text:s/>That the directors of the institution which sought his/ welfare, speak favorably of this youth, shows that/ his past record has been good; that the family under/ whose roof he dwelt, bore him affection, proves/ that he possessed </text:span><text:soft-page-break/><text:span text:style-name="T3">sterling qualities, that his em-/-ployers sincerely lament the loss sustained, signi-/-fies that he was trust-worthy, capable and amia-/-ble. <text:s/>And those virtues, thus early exhibited, will/ win for hi ma share in that eternal inheritance,/ which we mortals cannot describe nor conceive, but/ which must be great and glorious, as He is great and/ glorious who created man's distinguishing characteristic--/our intellectual soul. <text:s/>But as our brother/ departed hence so young, and we cannot divine what/ his future would have been, in a spiritual sense, we ought/</text:span></text:p>
      <text:p text:style-name="P3"><text:span text:style-name="T3"/></text:p>
      <text:p text:style-name="P3"><text:span text:style-name="T3">[Page 3]</text:span></text:p>
      <text:p text:style-name="P3"><text:span text:style-name="T3">not to waste time in sulking for laudations, but/ rather employ it to improve the sad occasion by ur-/-ging the living to goodness and piety./</text:span></text:p>
      <text:p text:style-name="P3"><text:span text:style-name="T3">Ah my young friends! <text:s/>Life is a precious gift from/ God, and we should use it as an object over the preserva-/-tion of which we must watch with exceeding care./ <text:s/>To trifle with it, to impair it, to endanger it is a/ grievous sin. <text:s/>Nothing but duty should induce/ us temporarily to set aside the wants of the body;/ and who does not know how very very closely con-/-nected is our physical health with the state of our mind?/ <text:s/>The latter specially we should guard against its becoming di-/-seased by evil thoughts and feelings./ <text:s/></text:span></text:p>
      <text:p text:style-name="P3"><text:span text:style-name="T3">I am the last to advise seclusion as a means to re-/-main untainted by the contact of vicious companions./ <text:s/>I am the last to advise ignorance as a shield against dis-/-turbing doubts and skepticism. <text:s/>No, it is our destiny/ to associate with our fellow-creatures, but let us be chary/ in the choice of friends, we obey a natural impulse/ in unfolding the books which lay before our </text:span><text:span text:style-name="T2">views</text:span><text:span text:style-name="T3"> vision notions/ to which we had been heretofore strangers, but we should/ be careful of the serpent in the field of science and literature,/</text:span></text:p>
      <text:p text:style-name="P3"><text:span text:style-name="T3"/></text:p>
      <text:p text:style-name="P3"><text:span text:style-name="T3">[Page 4]</text:span></text:p>
      <text:p text:style-name="P3"><text:span text:style-name="T3">we should not accept what endangers the soundness/ of our religious principles; even the wholesome idea which/ Judaism always sets forth. <text:s/>God and His revealed/ </text:span><text:span text:style-name="T2">will</text:span><text:span text:style-name="T3"> word, as enunciated by Moses, and as told in the sect-/ion read last Sabbath. <text:s/>The heavens, and the/ heaven</text:span><text:span text:style-name="T2">s</text:span><text:span text:style-name="T3"> of heavens the earth and all the fulness/ thereof are the Lord's, but he manifested </text:span><text:span text:style-name="T2">Himlsl</text:span><text:span text:style-name="T3">/ Himself and His will to us for our happiness' sake./ <text:s/>[Hebrew]./</text:span></text:p>
      <text:p text:style-name="P3"><text:span text:style-name="T3"><text:tab/>Such is my counsel to the youths of this age, and/ would I could influence thousands of Jewish lads in America/ who, mistaking the blessed born of liberty for license, defy public/ opinion, scoff at the wisdom gathered from experience, and finally/ lose that balance which would have helped them up straight in/ body and mind. <text:s/>To you my dear children who enjoy/ the advantage of a home in whose atmosphere you breathe in pu-/rity, I say: indulge in amusements, but be prudent in selecting/ the exercises which will add to your strength; study diligently,/ but avoid what might pervert your understanding; be simple-/-hearted, warm-natured, enthusiastic, generous, but above all hope-/in Him who is the Primary source of life; the Fountain-head of veri-/-table pleasures. <text:s/>(Here follows a prayer)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5:14:23.57</meta:creation-date>
    <meta:document-statistic meta:table-count="0" meta:image-count="0" meta:object-count="0" meta:page-count="3" meta:paragraph-count="72" meta:word-count="948" meta:character-count="5996"/>
    <dc:date>2012-10-24T15:50:36.10</dc:date>
    <meta:editing-duration>PT10S</meta:editing-duration>
    <meta:editing-cycles>1</meta:editing-cycles>
    <meta:generator>OpenOffice.org/3.4.1$Win32 OpenOffice.org_project/341m1$Build-9593</meta:generator>
  </office:meta>
</office:document-meta>
</file>